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16.37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4.70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771cm"/>
    </style:style>
    <style:style style:name="co8" style:family="table-column">
      <style:table-column-properties fo:break-before="auto" style:column-width="6.04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9.458cm"/>
    </style:style>
    <style:style style:name="co11" style:family="table-column">
      <style:table-column-properties fo:break-before="auto" style:column-width="5.876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2.108cm"/>
    </style:style>
    <style:style style:name="co14" style:family="table-column">
      <style:table-column-properties fo:break-before="auto" style:column-width="4.674cm"/>
    </style:style>
    <style:style style:name="co15" style:family="table-column">
      <style:table-column-properties fo:break-before="auto" style:column-width="4.128cm"/>
    </style:style>
    <style:style style:name="co16" style:family="table-column">
      <style:table-column-properties fo:break-before="auto" style:column-width="7.927cm"/>
    </style:style>
    <style:style style:name="co17" style:family="table-column">
      <style:table-column-properties fo:break-before="auto" style:column-width="10.578cm"/>
    </style:style>
    <style:style style:name="co18" style:family="table-column">
      <style:table-column-properties fo:break-before="auto" style:column-width="3.041cm"/>
    </style:style>
    <style:style style:name="co19" style:family="table-column">
      <style:table-column-properties fo:break-before="auto" style:column-width="7.052cm"/>
    </style:style>
    <style:style style:name="co20" style:family="table-column">
      <style:table-column-properties fo:break-before="auto" style:column-width="4.456cm"/>
    </style:style>
    <style:style style:name="ro1" style:family="table-row">
      <style:table-row-properties style:row-height="1.868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5.106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4.685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8.475cm" fo:break-before="auto" style:use-optimal-row-height="true"/>
    </style:style>
    <style:style style:name="ro17" style:family="table-row">
      <style:table-row-properties style:row-height="5.528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6.791cm" fo:break-before="auto" style:use-optimal-row-height="true"/>
    </style:style>
    <style:style style:name="ro20" style:family="table-row">
      <style:table-row-properties style:row-height="7.213cm" fo:break-before="auto" style:use-optimal-row-height="true"/>
    </style:style>
    <style:style style:name="ro21" style:family="table-row">
      <style:table-row-properties style:row-height="4.263cm" fo:break-before="auto" style:use-optimal-row-height="true"/>
    </style:style>
    <style:style style:name="ro22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7.634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0.452cm" fo:break-before="auto" style:use-optimal-row-height="false"/>
    </style:style>
    <style:style style:name="ro26" style:family="table-row">
      <style:table-row-properties style:row-height="2.263cm" fo:break-before="auto" style:use-optimal-row-height="false"/>
    </style:style>
    <style:style style:name="ro27" style:family="table-row">
      <style:table-row-properties style:row-height="0.894cm" fo:break-before="auto" style:use-optimal-row-height="false"/>
    </style:style>
    <style:style style:name="ro2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2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2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37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38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75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5"/>
        <table:table-column table:style-name="co5" table:default-cell-style-name="ce4"/>
        <table:table-column table:style-name="co6" table:default-cell-style-name="ce38"/>
        <table:table-column table:style-name="co7" table:default-cell-style-name="ce44"/>
        <table:table-column table:style-name="co8" table:default-cell-style-name="ce8"/>
        <table:table-column table:style-name="co9" table:default-cell-style-name="ce44"/>
        <table:table-column table:style-name="co10" table:default-cell-style-name="ce43"/>
        <table:table-column table:style-name="co11" table:default-cell-style-name="ce43"/>
        <table:table-column table:style-name="co12" table:default-cell-style-name="ce53"/>
        <table:table-column table:style-name="co13" table:default-cell-style-name="ce43"/>
        <table:table-column table:style-name="co3" table:number-columns-repeated="10" table:default-cell-style-name="ce39"/>
        <table:table-column table:style-name="co3" table:number-columns-repeated="1004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3"/>
          <table:table-cell table:style-name="ce29" table:number-columns-repeated="2"/>
          <table:table-cell table:style-name="ce39" table:number-columns-repeated="2"/>
          <table:table-cell table:style-name="ce29" table:number-columns-repeated="2"/>
          <table:table-cell table:style-name="ce55"/>
          <table:table-cell table:style-name="ce56" office:value-type="string">
            <text:p>Passed</text:p>
          </table:table-cell>
          <table:table-cell table:style-name="ce56" table:formula="of:=COUNTIF([.L$7:.L$1001];[.$K1])" office:value-type="float" office:value="0">
            <text:p>0</text:p>
          </table:table-cell>
          <table:table-cell table:style-name="ce56" table:formula="of:=COUNTIF([.M$7:.M$1001];[.$K1])" office:value-type="float" office:value="22">
            <text:p>22</text:p>
          </table:table-cell>
          <table:table-cell table:style-name="ce56" table:formula="of:=COUNTIF([.N$7:.N$1001];[.$K1])" office:value-type="float" office:value="22">
            <text:p>22</text:p>
          </table:table-cell>
          <table:table-cell table:style-name="ce56" table:formula="of:=COUNTIF([.O$7:.O$1001];[.$K1])" office:value-type="float" office:value="0">
            <text:p>0</text:p>
          </table:table-cell>
          <table:table-cell table:style-name="ce55" table:number-columns-repeated="5"/>
          <table:table-cell table:style-name="ce61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4"/>
          <table:table-cell table:style-name="ce29" table:number-columns-repeated="2"/>
          <table:table-cell table:style-name="ce39" table:number-columns-repeated="2"/>
          <table:table-cell table:style-name="ce29" table:number-columns-repeated="2"/>
          <table:table-cell table:style-name="ce56"/>
          <table:table-cell table:style-name="ce56" office:value-type="string">
            <text:p>Failed</text:p>
          </table:table-cell>
          <table:table-cell table:style-name="ce56" table:formula="of:=COUNTIF([.L$7:.L$1001];[.$K2])" office:value-type="float" office:value="0">
            <text:p>0</text:p>
          </table:table-cell>
          <table:table-cell table:style-name="ce56" table:formula="of:=COUNTIF([.M$7:.M$1001];[.$K2])" office:value-type="float" office:value="1">
            <text:p>1</text:p>
          </table:table-cell>
          <table:table-cell table:style-name="ce56" table:formula="of:=COUNTIF([.N$7:.N$1001];[.$K2])" office:value-type="float" office:value="1">
            <text:p>1</text:p>
          </table:table-cell>
          <table:table-cell table:style-name="ce56" table:formula="of:=COUNTIF([.O$7:.O$1001];[.$K2])" office:value-type="float" office:value="0">
            <text:p>0</text:p>
          </table:table-cell>
          <table:table-cell table:style-name="ce56" table:number-columns-repeated="2"/>
          <table:table-cell/>
          <table:table-cell table:style-name="ce55" table:number-columns-repeated="2"/>
          <table:table-cell table:style-name="ce61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39"/>
          <table:table-cell table:style-name="ce39" table:number-columns-repeated="2"/>
          <table:table-cell table:style-name="ce51"/>
          <table:table-cell table:style-name="ce39"/>
          <table:table-cell table:style-name="ce56"/>
          <table:table-cell table:style-name="ce56" office:value-type="string">
            <text:p>Blocked</text:p>
          </table:table-cell>
          <table:table-cell table:style-name="ce56" table:formula="of:=COUNTIF([.L$7:.L$1001];[.$K3])" office:value-type="float" office:value="0">
            <text:p>0</text:p>
          </table:table-cell>
          <table:table-cell table:style-name="ce56" table:formula="of:=COUNTIF([.M$7:.M$1001];[.$K3])" office:value-type="float" office:value="0">
            <text:p>0</text:p>
          </table:table-cell>
          <table:table-cell table:style-name="ce56" table:formula="of:=COUNTIF([.N$7:.N$1001];[.$K3])" office:value-type="float" office:value="0">
            <text:p>0</text:p>
          </table:table-cell>
          <table:table-cell table:style-name="ce56" table:formula="of:=COUNTIF([.O$7:.O$1001];[.$K3])" office:value-type="float" office:value="0">
            <text:p>0</text:p>
          </table:table-cell>
          <table:table-cell table:style-name="ce56" table:number-columns-repeated="2"/>
          <table:table-cell/>
          <table:table-cell table:style-name="ce55" table:number-columns-repeated="2"/>
          <table:table-cell table:style-name="ce61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5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0"/>
          <table:table-cell table:style-name="ce39" table:number-columns-repeated="2"/>
          <table:table-cell table:style-name="ce51"/>
          <table:table-cell table:style-name="ce39"/>
          <table:table-cell table:style-name="ce56"/>
          <table:table-cell table:style-name="ce57" office:value-type="string">
            <text:p>Untested</text:p>
          </table:table-cell>
          <table:table-cell table:style-name="ce56" table:formula="of:=COUNTIF([.L$7:.L$1001];[.$K4])" office:value-type="float" office:value="0">
            <text:p>0</text:p>
          </table:table-cell>
          <table:table-cell table:style-name="ce56" table:formula="of:=COUNTIF([.M$7:.M$1001];[.$K4])" office:value-type="float" office:value="0">
            <text:p>0</text:p>
          </table:table-cell>
          <table:table-cell table:style-name="ce56" table:formula="of:=COUNTIF([.N$7:.N$1001];[.$K4])" office:value-type="float" office:value="0">
            <text:p>0</text:p>
          </table:table-cell>
          <table:table-cell table:style-name="ce56" table:formula="of:=COUNTIF([.O$7:.O$1001];[.$K4])" office:value-type="float" office:value="0">
            <text:p>0</text:p>
          </table:table-cell>
          <table:table-cell table:style-name="ce56" table:number-columns-repeated="2"/>
          <table:table-cell/>
          <table:table-cell table:style-name="ce55" table:number-columns-repeated="2"/>
          <table:table-cell table:style-name="ce61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6"/>
          <table:table-cell table:style-name="ce41" table:number-columns-repeated="6"/>
          <table:table-cell table:style-name="ce57"/>
          <table:table-cell office:value-type="string">
            <text:p>N/A</text:p>
          </table:table-cell>
          <table:table-cell table:style-name="ce56" table:formula="of:=COUNTIF([.L$7:.L$1001];[.$K5])" office:value-type="float" office:value="0">
            <text:p>0</text:p>
          </table:table-cell>
          <table:table-cell table:style-name="ce56" table:formula="of:=COUNTIF([.M$7:.M$1001];[.$K5])" office:value-type="float" office:value="0">
            <text:p>0</text:p>
          </table:table-cell>
          <table:table-cell table:style-name="ce56" table:formula="of:=COUNTIF([.N$7:.N$1001];[.$K5])" office:value-type="float" office:value="0">
            <text:p>0</text:p>
          </table:table-cell>
          <table:table-cell table:style-name="ce56" table:formula="of:=COUNTIF([.O$7:.O$1001];[.$K5])" office:value-type="float" office:value="0">
            <text:p>0</text:p>
          </table:table-cell>
          <table:table-cell table:style-name="ce56" table:number-columns-repeated="2"/>
          <table:table-cell/>
          <table:table-cell table:style-name="ce41" table:number-columns-repeated="2"/>
          <table:table-cell table:style-name="ce62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7" office:value-type="string">
            <text:p>Case ID</text:p>
          </table:table-cell>
          <table:table-cell table:style-name="ce37" office:value-type="string">
            <text:p>Path</text:p>
          </table:table-cell>
          <table:table-cell table:style-name="ce37" office:value-type="string">
            <text:p>Case Nam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Step</text:p>
          </table:table-cell>
          <table:table-cell table:style-name="ce37" office:value-type="string">
            <text:p>Expected Result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  <table:table-cell table:number-columns-repeated="2" table:style-name="ce58" office:value-type="string">
            <text:p>Tester</text:p>
          </table:table-cell>
          <table:table-cell table:style-name="ce59" office:value-type="string">
            <text:p>IE7</text:p>
          </table:table-cell>
          <table:table-cell table:style-name="ce59" office:value-type="string">
            <text:p>FireFox3.5</text:p>
          </table:table-cell>
          <table:table-cell table:style-name="ce59" office:value-type="string">
            <text:p>Comment/Bug</text:p>
          </table:table-cell>
          <table:table-cell table:style-name="ce58" office:value-type="string">
            <text:p>JIRA issue</text:p>
          </table:table-cell>
          <table:table-cell table:style-name="ce58" office:value-type="string">
            <text:p>Comment</text:p>
          </table:table-cell>
          <table:table-cell table:style-name="ce59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2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style-name="ce43"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2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style-name="ce43"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694</text:p>
          </table:table-cell>
          <table:table-cell table:number-columns-repeated="1009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2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style-name="ce43"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2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style-name="ce43"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2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style-name="ce43"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2" office:value-type="string">
            <text:p>KS\Answers\Question\Vote</text:p>
          </table:table-cell>
          <table:table-cell office:value-type="string">
            <text:p>Vote question</text:p>
          </table:table-cell>
          <table:table-cell table:style-name="ce43"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Send</text:p>
          </table:table-cell>
          <table:table-cell office:value-type="string">
            <text:p>Send to friend</text:p>
          </table:table-cell>
          <table:table-cell table:style-name="ce43"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46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</text:span><text:span text:style-name="T4">i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style-name="ce43"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style-name="ce43"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46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style-name="ce43"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style-name="ce43"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style-name="ce43"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</text:span><text:span text:style-name="T8">on 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style-name="ce43"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style-name="ce43" table:content-validation-name="val1" office:value-type="string">
            <text:p>Step 1: Add/Edit/Move/Delete <text:s/>Forum</text:p>
          </table:table-cell>
          <table:table-cell table:style-name="ce4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style-name="ce43"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</text:span><text:span text:style-name="T4">Ban IP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style-name="ce43"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style-name="ce43"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46" table:content-validation-name="val1" office:value-type="string">
            <text:p>Step 1: Manage tag on Topic</text:p>
          </table:table-cell>
          <table:table-cell table:style-name="ce4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4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style-name="ce43" table:content-validation-name="val1" office:value-type="string">
            <text:p>Step 1: Rate Topic</text:p>
          </table:table-cell>
          <table:table-cell table:style-name="ce48" office:value-type="string">
            <text:p>- Open 1 topic</text:p>
            <text:p>- Click on Rate </text:p>
            <text:p>- Move mouse over stars</text:p>
          </table:table-cell>
          <table:table-cell table:style-name="ce4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46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style-name="ce43"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Search\Quick_Search</text:p>
          </table:table-cell>
          <table:table-cell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Private_Message</text:p>
          </table:table-cell>
          <table:table-cell office:value-type="string">
            <text:p>Private message</text:p>
          </table:table-cell>
          <table:table-cell table:style-name="ce43"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Bookmark</text:p>
          </table:table-cell>
          <table:table-cell office:value-type="string">
            <text:p>Bookmark </text:p>
          </table:table-cell>
          <table:table-cell table:style-name="ce43"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style-name="ce43"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User_Setting</text:p>
          </table:table-cell>
          <table:table-cell office:value-type="string">
            <text:p>User Setting</text:p>
          </table:table-cell>
          <table:table-cell table:style-name="ce43"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46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style-name="ce43"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Administration\Ban_IP</text:p>
          </table:table-cell>
          <table:table-cell office:value-type="string">
            <text:p>Ban IP</text:p>
          </table:table-cell>
          <table:table-cell table:style-name="ce43"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60" office:value-type="string">
            <text:p>TESTVN-5682</text:p>
          </table:table-cell>
          <table:table-cell table:number-columns-repeated="1009"/>
        </table:table-row>
        <table:table-row table:style-name="ro1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46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style-name="ce43"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style-name="ce43"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46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43</text:p>
          </table:table-cell>
          <table:table-cell table:number-columns-repeated="1009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Page\Plain Text Editor</text:p>
          </table:table-cell>
          <table:table-cell table:style-name="ce45" office:value-type="string">
            <text:p>Create/Edit/Delete page with Plain Text Editor</text:p>
          </table:table-cell>
          <table:table-cell table:style-name="ce46" table:content-validation-name="val1" office:value-type="string">
            <text:p>Step 1: Create Page with Plained Text Editor</text:p>
          </table:table-cell>
          <table:table-cell table:style-name="ce49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</text:span><text:span text:style-name="T18">page by </text:span><text:span text:style-name="T18">clicking on </text:span><text:span text:style-name="T18">page name </text:span><text:span text:style-name="T18">in 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49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Page\Rich Text Editor</text:p>
          </table:table-cell>
          <table:table-cell table:style-name="ce45" office:value-type="string">
            <text:p>Create Page with Rich Text Editor</text:p>
          </table:table-cell>
          <table:table-cell table:style-name="ce46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</text:span><text:span text:style-name="T23">page by </text:span><text:span text:style-name="T23">clicking on </text:span><text:span text:style-name="T23">page name </text:span><text:span text:style-name="T23">in 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46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Rename</text:p>
          </table:table-cell>
          <table:table-cell office:value-type="string">
            <text:p>Rename Page</text:p>
          </table:table-cell>
          <table:table-cell table:style-name="ce46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Move</text:p>
          </table:table-cell>
          <table:table-cell office:value-type="string">
            <text:p>Move Page</text:p>
          </table:table-cell>
          <table:table-cell table:style-name="ce46" table:content-validation-name="val1" office:value-type="string">
            <text:p>Step 1: Move Page</text:p>
          </table:table-cell>
          <table:table-cell table:style-name="ce46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Move </text:span><text:span text:style-name="T10">action </text:span><text:span text:style-name="T10">in 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2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46" table:content-validation-name="val1" office:value-type="string">
            <text:p>Step 1: Watch/Unwatch Page</text:p>
          </table:table-cell>
          <table:table-cell table:style-name="ce46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46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Page_Info</text:p>
          </table:table-cell>
          <table:table-cell office:value-type="string">
            <text:p>Page info</text:p>
          </table:table-cell>
          <table:table-cell table:style-name="ce46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46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46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6" table:content-validation-name="val1" office:value-type="string">
            <text:p>Step 1: Manage Template</text:p>
          </table:table-cell>
          <table:table-cell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office:value-type="string">
            <text:p>- Template is added successfully and listed in Template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6" table:content-validation-name="val1" office:value-type="string">
            <text:p>Step 2: Manage Permissions</text:p>
          </table:table-cell>
          <table:table-cell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office:value-type="string">
            <text:p>- Add permissions is added successfully and listed in Permissions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/>
          <table:table-cell table:style-name="ce44"/>
          <table:table-cell/>
          <table:table-cell table:style-name="ce50"/>
          <table:table-cell table:style-name="ce44"/>
          <table:table-cell table:style-name="ce54"/>
          <table:table-cell table:style-name="ce44" table:number-columns-repeated="1015"/>
        </table:table-row>
        <table:table-row table:style-name="ro1" table:number-rows-repeated="10">
          <table:table-cell table:style-name="ce27" table:number-columns-repeated="3"/>
          <table:table-cell/>
          <table:table-cell table:style-name="ce44"/>
          <table:table-cell/>
          <table:table-cell table:style-name="ce44" table:number-columns-repeated="1018"/>
        </table:table-row>
        <table:table-row table:style-name="ro25" table:number-rows-repeated="26">
          <table:table-cell table:style-name="ce27" table:number-columns-repeated="3"/>
          <table:table-cell/>
          <table:table-cell table:style-name="ce44"/>
          <table:table-cell/>
          <table:table-cell table:style-name="ce44" table:number-columns-repeated="1018"/>
        </table:table-row>
        <table:table-row table:style-name="ro25">
          <table:table-cell table:style-name="ce27" table:number-columns-repeated="3"/>
          <table:table-cell/>
          <table:table-cell table:style-name="ce44"/>
          <table:table-cell/>
          <table:table-cell table:style-name="ce44" table:number-columns-repeated="1018"/>
        </table:table-row>
      </table:table>
      <table:table table:name="Summary_Report" table:style-name="ta1" table:print="false">
        <table:table-column table:style-name="co14" table:default-cell-style-name="ce65"/>
        <table:table-column table:style-name="co3" table:default-cell-style-name="ce67"/>
        <table:table-column table:style-name="co15" table:default-cell-style-name="ce69"/>
        <table:table-column table:style-name="co16" table:default-cell-style-name="ce70"/>
        <table:table-column table:style-name="co17" table:default-cell-style-name="ce68"/>
        <table:table-column table:style-name="co3" table:default-cell-style-name="ce74"/>
        <table:table-column table:style-name="co18" table:default-cell-style-name="ce77"/>
        <table:table-column table:style-name="co3" table:default-cell-style-name="ce77"/>
        <table:table-column table:style-name="co19" table:default-cell-style-name="ce80"/>
        <table:table-column table:style-name="co20" table:default-cell-style-name="ce81"/>
        <table:table-column table:style-name="co3" table:default-cell-style-name="Default"/>
        <table:table-row table:style-name="ro7">
          <table:table-cell table:style-name="ce63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number-columns-repeated="4" table:style-name="ce66"/>
          <table:table-cell table:style-name="ce6" office:value-type="string" table:number-columns-spanned="1" table:number-rows-spanned="3">
            <text:p>Total cases</text:p>
          </table:table-cell>
          <table:table-cell table:style-name="ce75" office:value-type="string" table:number-columns-spanned="1" table:number-rows-spanned="3">
            <text:p>Selenium Script</text:p>
            <text:p>(Yes/No)</text:p>
          </table:table-cell>
          <table:table-cell table:style-name="ce75" office:value-type="string" table:number-columns-spanned="1" table:number-rows-spanned="3">
            <text:p>Status</text:p>
          </table:table-cell>
          <table:table-cell table:style-name="ce75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4"/>
          <table:covered-table-cell table:number-columns-repeated="4" table:style-name="ce66"/>
          <table:covered-table-cell table:style-name="ce73"/>
          <table:covered-table-cell table:number-columns-repeated="2" table:style-name="ce76"/>
          <table:covered-table-cell table:style-name="ce79"/>
          <table:table-cell table:style-name="Default"/>
          <table:table-cell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3"/>
          <table:covered-table-cell table:number-columns-repeated="2" table:style-name="ce76"/>
          <table:covered-table-cell table:style-name="ce79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2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2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2" table:formula="of:=COUNTIF([.H4:.H100];&quot;NG&quot;)" office:value-type="float" office:value="5">
            <text:p>5</text:p>
          </table:table-cell>
        </table:table-row>
        <table:table-row table:style-name="ro28">
          <table:table-cell office:value-type="string">
            <text:p>SNF_KS_ANS_QUE_01</text:p>
          </table:table-cell>
          <table:table-cell table:style-name="ce68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68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68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8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8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8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0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0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0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0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0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8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0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8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0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0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0" office:value-type="string">
            <text:p>Create/Edit/Delete Page</text:p>
          </table:table-cell>
          <table:table-cell table:style-name="ce72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0" office:value-type="string">
            <text:p>Create/Edit/Delete Page</text:p>
          </table:table-cell>
          <table:table-cell table:style-name="ce72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0" office:value-type="string">
            <text:p>Edit Page</text:p>
          </table:table-cell>
          <table:table-cell table:style-name="ce71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0" office:value-type="string">
            <text:p>Rename </text:p>
          </table:table-cell>
          <table:table-cell table:style-name="ce71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0" office:value-type="string">
            <text:p>Move Page</text:p>
          </table:table-cell>
          <table:table-cell table:style-name="ce71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0" office:value-type="string">
            <text:p>Watch/Unwatch Page</text:p>
          </table:table-cell>
          <table:table-cell table:style-name="ce71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0" office:value-type="string">
            <text:p>Attachent</text:p>
          </table:table-cell>
          <table:table-cell table:style-name="ce71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0" office:value-type="string">
            <text:p>Page ifo</text:p>
          </table:table-cell>
          <table:table-cell table:style-name="ce71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0" office:value-type="string">
            <text:p>Search</text:p>
          </table:table-cell>
          <table:table-cell table:style-name="ce71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0" office:value-type="string">
            <text:p>Search</text:p>
          </table:table-cell>
          <table:table-cell table:style-name="ce71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1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78" table:number-columns-repeated="2"/>
          <table:table-cell table:style-name="ce81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78" table:number-columns-repeated="2"/>
          <table:table-cell table:style-name="ce81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1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8-12-16T22:10:12</meta:creation-date>
    <dc:date>2012-08-07T11:52:14.07</dc:date>
    <meta:printed-by>Thanh Cong Nguyen</meta:printed-by>
    <meta:print-date>2009-03-06T17:07:42</meta:print-date>
    <dc:language>en-US</dc:language>
    <meta:editing-cycles>274</meta:editing-cycles>
    <meta:editing-duration>P9DT8H33M11S</meta:editing-duration>
    <meta:document-statistic meta:table-count="3" meta:cell-count="1143" meta:object-count="0"/>
    <meta:user-defined meta:name="Info 1"/>
    <meta:user-defined meta:name="Info 2"/>
    <meta:user-defined meta:name="Info 3"/>
    <meta:user-defined meta:name="Info 4"/>
  </office:meta>
</office:document-meta>
</file>